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851454236712194888" text:style-name="L1">
        <text:list-header>
          <text:p text:style-name="P1">A1. Trustworthiness of ratings</text:p>
        </text:list-header>
      </text:list>
      <text:p text:style-name="Standard"/>
      <text:p text:style-name="Standard"><text:tab/>The ratings are heavily skewed towards very positive reviews, with the vast majority being 4s and 5s. <text:s text:c="2"/>It could be the only people who are sufficiently motivated to give a rating are people who were thrilled, or these could be vote manipulation. <text:s/>If the suspicion is that they are fake votes, we could try filtering out reviews with a 0 for 'votes' or 'helpful'.</text:p>
      <text:p text:style-name="Standard"/>
      <text:list xml:id="list31496458" text:continue-numbering="true" text:style-name="L1">
        <text:list-header>
          <text:p text:style-name="P1">A2. Category Bloat</text:p>
        </text:list-header>
      </text:list>
      <text:p text:style-name="Standard"/>
      <text:p text:style-name="Standard"><text:tab/>There is a fair amount of redundancy in the categorization, where, for example, a book on WWII naval history has the following tags:</text:p>
      <text:p text:style-name="Standard"><text:s text:c="3"/>|Books[283155]|Subjects[1000]|History[9]|Military[5011]|Naval[5018]</text:p>
      <text:p text:style-name="Standard"><text:s text:c="3"/>|Books[283155]|Subjects[1000]|History[9]|Military[5011]|World War II[5031]|General[465308]</text:p>
      <text:p text:style-name="Standard"><text:s text:c="3"/>|Books[283155]|Subjects[1000]|History[9]|Military[5011]|World War II[5031]|Naval[465318]</text:p>
      <text:p text:style-name="Standard"><text:tab/>Which seems excessive. <text:s/>If the fear is that the number of categories is becoming bloated, we could cut down on the number of categories by trimming the lower levels of the hierarchical model, which would leave the above example with one category, ending at Military.</text:p>
      <text:p text:style-name="Standard"/>
      <text:p text:style-name="Standard"><text:tab/>B1. Algorithm Thinking</text:p>
      <text:p text:style-name="Standard"/>
      <text:p text:style-name="Standard"><text:tab/>I would build an adjacency matrix, then run agglomerative clustering to find categories. <text:s/>You could then get labels for the cluster by inspecting the most connected nodes.</text:p>
      <text:p text:style-name="Standard"/>
      <text:p text:style-name="Standard"><text:tab/>B2. Product Thinking</text:p>
      <text:p text:style-name="Standard"/>
      <text:p text:style-name="Standard"><text:tab/>Based on my personal preference, I would say yes to all three. <text:s/>I like to have the information at my disposal as a viewer of the website, and there is little risk in putting it on display here. <text:s/>There might be some cause to hide the user ratings until a certain minimum number of ratings is reach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Bell</meta:initial-creator>
    <meta:creation-date>2017-08-25T19:59:30.52</meta:creation-date>
    <dc:date>2017-08-27T11:31:20.92</dc:date>
    <dc:creator>Brian Bell</dc:creator>
    <meta:editing-duration>PT58M56S</meta:editing-duration>
    <meta:editing-cycles>2</meta:editing-cycles>
    <meta:generator>OpenOffice/4.1.3$Win32 OpenOffice.org_project/413m1$Build-9783</meta:generator>
    <meta:document-statistic meta:table-count="0" meta:image-count="0" meta:object-count="0" meta:page-count="1" meta:paragraph-count="12" meta:word-count="236" meta:character-count="1582"/>
  </office:meta>
</office:document-meta>
</file>